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Jemand rüttelt an seinem Arm. Thomal stöhnt auf und dreht sich. Maike steht am Bett. Er sieht sie überrascht an. Er steht abrupt auf, bleibt aber hängen. ER hat die Haube auf. Er sieht Maike verwirrt an. </text:p>
      <text:p text:style-name="P2">„Vorsicht, Thomal, die Haube!“. Sie eilt ans Bett und nimmt Thomal die Haube ab. </text:p>
      <text:p text:style-name="P2">„Was?“, fragt er. „Ich habe tief geschlafen. Wie spät ist es?“</text:p>
      <text:p text:style-name="P2">„Keine Angst, du hast nur ein dreiviertel Stunde geschlafen. Antonia kommt gleich, dann geht ihr zum Essen.“</text:p>
      <text:p text:style-name="P2"/>
      <text:p text:style-name="P2">Als Thomal und Antonia beim Essen sitzen, hakt Thomal nach:</text:p>
      <text:p text:style-name="P2">„Antonia, ich war tatsächlich fix und fertig nach der Sitzung. Warum? Und was hat das mit den Zeichnungen auf sich.“</text:p>
      <text:p text:style-name="P2">„Die Zeichungen sind eine Meditationshilfe mit viel Tiefe. Die Aufnahme macht immer sehr müde. Bist du erfrischt?“</text:p>
      <text:p text:style-name="P2">„Ja, ich bin erfrischt“, meint Thomal und stochert in seinem Salat herum. </text:p>
      <text:p text:style-name="P2">„Ist das so etwas wie ein Informationsüberschuss in meinem Kopf? Und warum habe ich von der Haube nicht mitbekommen?“</text:p>
      <text:p text:style-name="P2"><text:soft-page-break/>„Ja, Thomal. Man kann sagen, dass die Zeichnungen dein Gehirn anregen, denn sie sind auch so gemacht worden. In einem Zustand der tiefen Verbundenheit mit sich und der Welt. Deswegen sind sie anstrengend oder sie sind es am Anfang. Aber sie helfen dir, deine Meditation zu vertiefen. Aus diesem Grund wird dir auch die Haube angelegt, denn sie zeichnet die Veränderungen in deinem Gehirn auf.“</text:p>
      <text:p text:style-name="P2"/>
      <text:p text:style-name="P2">„Das ist so wie bei einem buddhistischen Mönch. Ich kenne da Experimente, welche aufzeigen, dass sie andere Gehirnwellen haben, als normale Sterbliche. Es gibt da ganz verrückte Dokumentation, die besagen, dass solche Menschen sogar buddhistische Symbole in den Knochen hatten, nur durch die Meditation.“</text:p>
      <text:p text:style-name="P2"/>
      <text:p text:style-name="P2">„Das ist ja verrückt!“, Antonia lächelt. „Hast du geträumt?“</text:p>
      <text:p text:style-name="P2"/>
      <text:p text:style-name="P2">„Nicht das ich wüsste, ich kann mich nicht erinnern.“</text:p>
      <text:p text:style-name="P2"/>
      <text:p text:style-name="P2">„Wie war die erste Mediation. Anstrengend?“</text:p>
      <text:p text:style-name="P2"/>
      <text:p text:style-name="P2">„Wahnsinnig anstrengend. Ich wäre fast verrückt geworden. Ständig gingen mir Gedanken durch den Kopf. Nach ein paar Minuten dachte ich, ich werde verrückt.“</text:p>
      <text:p text:style-name="P2"/>
      <text:p text:style-name="P2">„Das ist immer anstrengend. Aber kämpfe nicht zu sehr. So. Heute nachmittag werden wir etwas anderes machen. Wir werden zusammen etwas spielen.“</text:p>
      <text:p text:style-name="P2"/>
      <text:p text:style-name="P2">„Oha. Bevor ich mich freue kann ich mich bestimmt darauf einstellen, dass das wieder sehr anstrengen wird, richtig?“</text:p>
      <text:p text:style-name="P2"/>
      <text:p text:style-name="P2">„Korrekt. Aber es ist auch sehr freudvoll. Das wirst du sehen.“</text:p>
      <text:p text:style-name="P2"/>
      <text:p text:style-name="P2">„Wie läuft das Programm jetzt eigentlich weiter? Werden wir länger nur zu zweit Übungen machen? Oder kommen bald andere hinzu?“</text:p>
      <text:p text:style-name="P2"/>
      <text:p text:style-name="P2">„Gut, dass du nachfragst. In deinem Plan steht jetzt schon etwas von Gruppenübungen, das wird aber noch eine Woche dauern. Erst dann machen die Gruppenübungen Sinn. Bis dahin werde ich mit dir arbeiten.“</text:p>
      <text:p text:style-name="P2"/>
      <text:p text:style-name="P2">Nach dem Essen gehen Thomal und Antonia direkt weiter. Über Flure laufen sie in den Keller, aber nicht wie zuletzt in die Kunsträume. Antonia führt Thomal weiter nach unten und öffnet die Tür zu einer kleineren, mit grünem Teppich ausgelegten Halle, die hell beleuchtet ist. Der Raum hat, wie ein Billiardtisch, fußballgroße Löcher in den Ecken am Boden sowie an der Decke. Auch in der Mitte des Raumes sind Löcher, die wie ein beim Bowling eine Art Rückführsystem für Kugeln sind. Im Raum verteilt liegen mehrere Bälle. Antonia setzt sich auf einen Ball.</text:p>
      <text:p text:style-name="P2">„Du machst doch gerne Sport, Thomal, nicht wahr?“</text:p>
      <text:p text:style-name="P2">„Ja!“, sagt er. Sehr gerne. „Allerdings bin ich im Wettbewerb nicht ganz so gut. Kriegs da schnell mit den Nerven.“</text:p>
      <text:p text:style-name="P2">„Wir fangen sehr langsam an“, sagt Antonia. „Leg dich zuerst auf den Boden, wir machen einige Übungen.“</text:p>
      <text:p text:style-name="P2">Antonia legt sich auf den Boden und macht einige Dehnungen. Thomal macht das auch, so gut er es eben kann. Sie dehnt die Schenkel, die Waden. Danach stehen sie auf und dehnen die Nackenmuskulatur. Nach etwas zehn Minuten sagt Antonia:</text:p>
      <text:p text:style-name="P2">„So, Thomal, ich werde dir nun zeigen, wie das Spiel funktioniert. Siehst du die zwei Löcher im Boden und an der Decke? Von dort werden nun langsam Bälle herausfliegen. Wenn er von oben kommt, kannst du den Ball direkt fangen oder aufspringen lassen. Hast du den Ball, leuchtet jeweils <text:soft-page-break/>eine der acht „Ecktaschen“, also eines der Löcher am Boden oder in der Decke auf. Daraufhin kannst du zum Loch laufen und den Ball oben oder unten hineinwerfen. Alles klar?“</text:p>
      <text:p text:style-name="P2">„Soweit schon!“, antwortet Thomal.</text:p>
      <text:p text:style-name="P2">„Ich werde es dir kurz vormachen. Antonia läuft an eine Wand des Raumes, an der eine Art Bedienungskonsole eingebaut ist. Sie drückt ein paar Tasten. Dann begibt sie sich in die Mitte des Raumes neben Thomal. „Du musst ein Stück zur Seite!“, weist sie ihn an. Thomal geht an den Hallenrand. Einen Moment später springt leicht schräg ein Ball aus der Decke. Antonia lässt den Ball aufspringen und fängt ihn anschließend. Kurz darauf dreht sie sich herum und ihr Blick schweift durch den Raum. Im unteren rechten Eck erscheint ein helles blaues Licht. Antonia läuft in das Eck und wirft den Ball hinein. </text:p>
      <text:p text:style-name="P2">„Ah. Ist ja easy!“, meint Thomal.</text:p>
      <text:p text:style-name="P2">„Dann kannst du jetzt machen!“</text:p>
      <text:p text:style-name="P2">Antonia begibt sich nun an den Hallenrand und deutet Thomal, sich in die Mitte zu bewegen. Wieder springt ein Ball aus dem mittleren Deckenloch. Thomal hat den Ehrgeiz, den Ball direkt zu fangen, was ihm durch einen Satz zur Seite gelingt. Er schaut sich im Raum um und sieht das linke obere Eckloch hell erleuchtet. Er rennt darauf zu und wirft den Ball hinein. </text:p>
      <text:p text:style-name="P2">„Sehr gut! Mach mal ein paar Bälle“, sagt Antonia.</text:p>
      <text:p text:style-name="P2">Thomal freut sich sichtlich und schlendert wieder Richtung Mitte. Der nächste Ball kommt dieses mal von unten nach oben. Thomal springt und erwischt die Kugel in der Luft. Kurz nach der Landung erkennt er, dass in einer unteren Ecke ein Licht brennt. Er legt den Ball auf den Boden und schiebt ihn mit dem Fuss ins Eck. So geht das einige Minuten und manchmal wirft oder schiebt Thomal den Ball daneben, was ihn leise fluchen lässt. Dann beendet Antonia das Programm.</text:p>
      <text:p text:style-name="P2">„Oh! Du schwitzt. Schön. Also bist du aufgewärmt. Dann machen wir jetzt folgendes. Im nächsten Durchlauf werden die Bälle schneller von oben und unten kommen. Kannst du einen Ball anschließend nicht versenken bevor der nächste Ball im Spiel ist, gibt es Minuspunkte.“</text:p>
      <text:p text:style-name="P2">Sie deutet auf eine Anzeigetafel, die jetzt zum ersten mal beleuchtet ist. </text:p>
      <text:p text:style-name="P2">„Gelingt es dir, den Ball rechtzeitig zu versenken, gibt es Pluspunkte. Mal sehen, wie gut du das schaffst.“</text:p>
      <text:p text:style-name="P2">Thomals Züge verengen sich. Er ist alarmiert. Ein Wettbewerb – also doch. Jetzt gute Leistung abliefern. „Was ist denn der Rekord!“, fragt er Antonia.</text:p>
      <text:p text:style-name="P2">„Das möchtest du jetzt noch nicht wissen, glaube es mir!“, gibt Antonia <text:s/>zurück.</text:p>
      <text:p text:style-name="P2">„Also ab geht’s!“</text:p>
      <text:p text:style-name="P2"/>
      <text:p text:style-name="P2">Wieder fangen die Bälle an, aus den Löcher zu schießen. Anfangs nur langsam, aber mit verschiedenen Austrittswinkeln. Thomal strengt sich an. Er hechtet nach einem Ball, wirft ihn in ein oberes Loch und rennt zurück. Beim zweiten mal schiebt er einen Ball in ein Eck und trifft nicht. Er rennt hinterher und schiebt ihn aus kurzer Distanz hinein. Die Zeit reicht noch, um den nächsten Ball zu kriegen. Doch auf einmal fallen die Bälle schneller. Thomal flitzt von einem Eck ins nächste und am Ende fallen die Bälle so schnell, dass der ganze Raum voll davon ist. Auf der Tafel steht eine unerwartet hohe Zahl Minuspunkte. Er ist völlig außer Atem und schwitzt am ganzen Körper. Dann bricht Antonia das Programm ab. </text:p>
      <text:p text:style-name="P2">„So, mein Lieber, jetzt zeige ich dir den Rekord bei vollem Tempo der Ballmaschinen.“ Antonia drückt auf eine Taste und ein wahnsinnig <text:s/>hohe Zahl leuchtet auf dem Display auf.</text:p>
      <text:p text:style-name="P2">Dann sagt sie: „Und jetzt zeige ich dir, wieviel Prozent der Teilnehmer du mit deiner Leistung geschlagen hast.“ Wieder drückt sie auf eine Taste. Es erscheint eine eins. </text:p>
      <text:p text:style-name="P2">„Was!! So mies bin ich! Das gibt’s doch nicht“, sagt Thomal. </text:p>
      <text:p text:style-name="P2">„Möchtest du besser sein?“, fragt Antonia.</text:p>
      <text:p text:style-name="P2">„Natürlich“, Thomals Gesichtsausdruck verfinstert sich.</text:p>
      <text:p text:style-name="P2">„Kannst du das Ding nochmal anwerfen?“, fragt er.</text:p>
      <text:p text:style-name="P2"/>
      <text:p text:style-name="P2">Und so geht das über zwei Stunden, aber Thomal verbessert sich nicht. Er ist nun schweißgebadet und erschöpft. Seine Verbände sind nass und er blutet wieder leicht. </text:p>
      <text:p text:style-name="P2"><text:soft-page-break/>„Es reicht jetzt“, sagt Antonia und schaltet die Maschine ab. Sie geht durch den Raum und schiebt alle Bälle in die Löcher, nur ein paar lässt sie liegen. </text:p>
      <text:p text:style-name="P2"/>
      <text:p text:style-name="P2">„Na, wie fühlst du dich?“, fragt sie.</text:p>
      <text:p text:style-name="P2"/>
      <text:p text:style-name="P2">„Beschissen“, sagt Thomal. „Gott, bin ich schlecht. Das war wie in der Spielhalle mit den Basketbällen. Da habe ich aber immerhin noch ein paar getroffen. Hier war ja nach einer kurzen Anfangsphase nichts mehr zu holen. Der mit dem Rekord muss übermenschlich gut sein.“</text:p>
      <text:p text:style-name="P2"/>
      <text:p text:style-name="P2">„Ja!“, sagt Antonia. „Alles ist messbar, nicht wahr. Auch deine Leistung lässt sich gut einsortieren. Aber genug Sport für jetzt.“</text:p>
      <text:p text:style-name="P2"/>
      <text:p text:style-name="P2">Sie verlassen die Halle und Thomal sieht im Flur noch viele andere Türen.</text:p>
      <text:p text:style-name="P2"/>
      <text:p text:style-name="P2">„Sind da auch so Foltermaschinen drin?“, fragt er.</text:p>
      <text:p text:style-name="P2"/>
      <text:p text:style-name="P2">„Naja“, meint Antonia, „wie man es nimmt. Aber jetzt ist erstmal Pause. Ich werde auf mein Büro gehen und dich später zum Abendessen abholen. So lange hast du Freizeit.“</text:p>
      <text:p text:style-name="P2"/>
      <text:p text:style-name="P2">„Ok!“, sagt Thomal.</text:p>
      <text:p text:style-name="P2"/>
      <text:p text:style-name="P2"/>
      <text:p text:style-name="P2"/>
      <text:p text:style-name="P2"/>
      <text:p text:style-name="P2"/>
      <text:p text:style-name="P2"/>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text:soft-page-break/>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text:soft-page-break/><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text:soft-page-break/>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text:soft-page-break/>"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text:soft-page-break/>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text:soft-page-break/>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text:soft-page-break/><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text:soft-page-break/>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text:soft-page-break/>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text:soft-page-break/>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text:soft-page-break/>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text:soft-page-break/>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text:soft-page-break/><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text:soft-page-break/>"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text:soft-page-break/>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5-28T14:18:28</dc:date>
    <dc:creator>Uwe Kirschenmann</dc:creator>
    <meta:editing-duration>P40DT17H7M1S</meta:editing-duration>
    <meta:editing-cycles>392</meta:editing-cycles>
    <meta:generator>OpenOffice/4.0.0$Unix OpenOffice.org_project/400m3$Build-9702</meta:generator>
    <meta:document-statistic meta:table-count="0" meta:image-count="0" meta:object-count="0" meta:page-count="60" meta:paragraph-count="939" meta:word-count="30184" meta:character-count="184813"/>
  </office:meta>
</office:document-meta>
</file>